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napurna SIL" svg:font-family="'Annapurna SIL'" style:font-pitch="variable"/>
    <style:font-face style:name="FreeSerif" svg:font-family="FreeSerif" style:font-family-generic="roman" style:font-pitch="variable"/>
    <style:font-face style:name="Google Sans" svg:font-family="'Google Sans', Arial, sans-serif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/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/>
    <style:font-face style:name="Poppins" svg:font-family="Poppins, sans-serif"/>
    <style:font-face style:name="times new roman" svg:font-family="'times new roman'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1" fo:font-weight="bold" officeooo:rsid="00053021" officeooo:paragraph-rsid="00053021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1" fo:font-weight="normal" officeooo:rsid="00053021" officeooo:paragraph-rsid="000b2d5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1" fo:font-weight="normal" officeooo:rsid="00053021" officeooo:paragraph-rsid="00053021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1" fo:font-weight="normal" officeooo:rsid="00082638" officeooo:paragraph-rsid="00082638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1" fo:font-weight="normal" officeooo:rsid="00099f95" officeooo:paragraph-rsid="00099f9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1" fo:font-weight="normal" officeooo:rsid="00099f95" officeooo:paragraph-rsid="000d556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1" fo:font-weight="normal" officeooo:rsid="000e217d" officeooo:paragraph-rsid="000e217d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1" officeooo:paragraph-rsid="000b2d5d"/>
    </style:style>
    <style:style style:name="T1" style:family="text">
      <style:text-properties fo:font-variant="normal" fo:text-transform="none" fo:color="#ffffff" loext:opacity="100%" fo:letter-spacing="normal"/>
    </style:style>
    <style:style style:name="T2" style:family="text">
      <style:text-properties fo:font-variant="normal" fo:text-transform="none" fo:color="#ffffff" loext:opacity="100%" style:font-name="Poppins" fo:font-size="12pt" fo:letter-spacing="normal" fo:font-style="normal" fo:font-weight="normal"/>
    </style:style>
    <style:style style:name="T3" style:family="text">
      <style:text-properties fo:font-weight="normal" officeooo:rsid="000b2d5d" style:font-weight-asian="normal" style:font-weight-complex="normal"/>
    </style:style>
    <style:style style:name="T4" style:family="text">
      <style:text-properties fo:font-weight="normal" officeooo:rsid="000cb49f" style:font-weight-asian="normal" style:font-weight-complex="normal"/>
    </style:style>
    <style:style style:name="T5" style:family="text">
      <style:text-properties fo:font-weight="normal" officeooo:rsid="000cb49f" style:font-name-asian="Noto Serif" style:font-weight-asian="normal" style:font-name-complex="Noto Serif" style:font-weight-complex="normal"/>
    </style:style>
    <style:style style:name="T6" style:family="text">
      <style:text-properties style:font-name-asian="Noto Serif CJK SC" style:font-name-complex="Noto Sans Devanagari1"/>
    </style:style>
    <style:style style:name="T7" style:family="text">
      <style:text-properties officeooo:rsid="00053021" style:font-name-asian="Noto Serif CJK SC" style:font-name-complex="Noto Sans Devanagari1"/>
    </style:style>
    <style:style style:name="T8" style:family="text">
      <style:text-properties officeooo:rsid="000a4dad" style:font-name-asian="Noto Serif CJK SC" style:font-name-complex="Noto Sans Devanagari1"/>
    </style:style>
    <style:style style:name="T9" style:family="text">
      <style:text-properties officeooo:rsid="000b2d5d" style:font-name-asian="Noto Serif CJK SC" style:font-name-complex="Noto Sans Devanagari1"/>
    </style:style>
    <style:style style:name="T10" style:family="text">
      <style:text-properties officeooo:rsid="000cb49f" style:font-name-asian="Noto Serif CJK SC" style:font-name-complex="Noto Sans Devanagari1"/>
    </style:style>
    <style:style style:name="T11" style:family="text">
      <style:text-properties officeooo:rsid="000a4dad"/>
    </style:style>
    <style:style style:name="T12" style:family="text">
      <style:text-properties officeooo:rsid="000b2d5d"/>
    </style:style>
    <style:style style:name="T13" style:family="text">
      <style:text-properties style:font-name="Noto Serif1" fo:font-weight="normal" officeooo:rsid="000b2d5d" style:font-weight-asian="normal" style:font-weight-complex="normal"/>
    </style:style>
    <style:style style:name="T14" style:family="text">
      <style:text-properties style:font-name="Noto Serif1" fo:font-weight="normal" officeooo:rsid="000cb49f" style:font-weight-asian="normal" style:font-weight-complex="normal"/>
    </style:style>
    <style:style style:name="T15" style:family="text">
      <style:text-properties style:font-name="Noto Serif1" fo:font-weight="normal" officeooo:rsid="000cb49f" style:font-name-asian="Noto Serif CJK SC" style:font-weight-asian="normal" style:font-name-complex="Noto Sans Devanagari1" style:font-weight-complex="normal"/>
    </style:style>
    <style:style style:name="T16" style:family="text">
      <style:text-properties style:font-name-asian="Liberation Serif" style:font-name-complex="Liberation Seri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b2d5d" style:font-weight-asian="bold" style:font-weight-complex="bold"/>
    </style:style>
    <style:style style:name="T19" style:family="text">
      <style:text-properties fo:font-weight="bold" officeooo:rsid="000cb49f" style:font-weight-asian="bold" style:font-weight-complex="bold"/>
    </style:style>
    <style:style style:name="T20" style:family="text">
      <style:text-properties officeooo:rsid="000cb49f"/>
    </style:style>
    <style:style style:name="T21" style:family="text">
      <style:text-properties style:font-name="Noto Serif" fo:font-weight="normal" officeooo:rsid="000cb49f" style:font-name-asian="Noto Serif" style:font-weight-asian="normal" style:font-name-complex="Noto Serif" style:font-weight-complex="normal"/>
    </style:style>
    <style:style style:name="T22" style:family="text">
      <style:text-properties officeooo:rsid="000f1e20"/>
    </style:style>
    <style:style style:name="T23" style:family="text">
      <style:text-properties officeooo:rsid="0010aa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3">Mr. </text:span>Weirdo</text:p>
      <text:p text:style-name="P1"/>
      <text:p text:style-name="P2">Mr. Weirdo is very much fond of weird messages. <text:span text:style-name="T12">H</text:span>e loves the message “This is a weird message!\n” to be printed the number of times he asks for. For even more we<text:span text:style-name="T11">i</text:span>rdness, <text:span text:style-name="T12">you print the message </text:span><text:span text:style-name="T20">only</text:span><text:span text:style-name="T12"> </text:span><text:span text:style-name="T20">half (</text:span><text:span text:style-name="T19">rounded up</text:span><text:span text:style-name="T20">) the times he asked for.</text:span></text:p>
      <text:p text:style-name="P8"><text:span text:style-name="T3"/></text:p>
      <text:p text:style-name="P8"><text:span text:style-name="T3">Note: The phrase rounded up </text:span><text:span text:style-name="T4">denotes </text:span><text:span text:style-name="T5">⸢x⸣, that is the closest integer greater than or equal to x.</text:span></text:p>
      <text:p text:style-name="P3"/>
      <text:p text:style-name="P4">The only input line contains a <text:span text:style-name="T22">single</text:span> integer t (1 <text:span text:style-name="T16">≤</text:span><text:span text:style-name="T6"> t </text:span><text:span text:style-name="T16">≤</text:span><text:span text:style-name="T6"> </text:span><text:span text:style-name="T9">1</text:span><text:span text:style-name="T6">00) – the number of times he </text:span><text:span text:style-name="T10">wants</text:span><text:span text:style-name="T9"> </text:span><text:span text:style-name="T6">the message to be printed.</text:span></text:p>
      <text:p text:style-name="P4"><text:span text:style-name="T6"/></text:p>
      <text:p text:style-name="P5"><text:span text:style-name="T6">For each line of output, print the message </text:span><text:span text:style-name="T7">“This is a weird message!\n” </text:span><text:span text:style-name="T6">without quotes.</text:span></text:p>
      <text:p text:style-name="P5"><text:span text:style-name="T6"/></text:p>
      <text:p text:style-name="P7"><text:span text:style-name="T6">1</text:span></text:p>
      <text:p text:style-name="P5"><text:span text:style-name="T6"/></text:p>
      <text:p text:style-name="P6"><text:span text:style-name="T7">This is a weird message!\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napurna SIL" svg:font-family="'Annapurna SIL'" style:font-pitch="variable"/>
    <style:font-face style:name="FreeSerif" svg:font-family="FreeSerif" style:font-family-generic="roman" style:font-pitch="variable"/>
    <style:font-face style:name="Google Sans" svg:font-family="'Google Sans', Arial, sans-serif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/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/>
    <style:font-face style:name="Poppins" svg:font-family="Poppins, sans-serif"/>
    <style:font-face style:name="times new roman" svg:font-family="'times new roman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6:53:09.652843549</meta:creation-date>
    <meta:generator>LibreOffice/24.2.6.2$Linux_X86_64 LibreOffice_project/420$Build-2</meta:generator>
    <dc:date>2024-11-10T20:06:57.913786154</dc:date>
    <meta:editing-duration>PT1H13M39S</meta:editing-duration>
    <meta:editing-cycles>5</meta:editing-cycles>
    <meta:document-statistic meta:table-count="0" meta:image-count="0" meta:object-count="0" meta:page-count="1" meta:paragraph-count="7" meta:word-count="111" meta:character-count="577" meta:non-whitespace-character-count="472"/>
  </office:meta>
</office:document-meta>
</file>